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704cm"/>
    </style:style>
    <style:style style:name="Table1.B" style:family="table-column">
      <style:table-column-properties style:column-width="1.296cm"/>
    </style:style>
    <style:style style:name="Table1.E" style:family="table-column">
      <style:table-column-properties style:column-width="4.6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aa888" officeooo:paragraph-rsid="000aa888"/>
    </style:style>
    <style:style style:name="P2" style:family="paragraph" style:parent-style-name="Standard">
      <style:paragraph-properties fo:text-align="start" style:justify-single-word="false"/>
      <style:text-properties officeooo:rsid="000aa888" officeooo:paragraph-rsid="000aa888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b9004" officeooo:paragraph-rsid="000b9004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b9004" officeooo:paragraph-rsid="000b9004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42b87" officeooo:paragraph-rsid="00142b87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b9004" officeooo:paragraph-rsid="000b900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aa888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b9004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aa888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0b9004" style:font-weight-asian="bold" style:font-weight-complex="bold"/>
    </style:style>
    <style:style style:name="P11" style:family="paragraph" style:parent-style-name="Table_20_Heading">
      <style:text-properties officeooo:rsid="000aa888" officeooo:paragraph-rsid="000aa888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0aa888" officeooo:paragraph-rsid="000aa888"/>
    </style:style>
    <style:style style:name="P14" style:family="paragraph" style:parent-style-name="Table_20_Contents">
      <style:paragraph-properties fo:text-align="center" style:justify-single-word="false"/>
      <style:text-properties officeooo:rsid="000b9004" officeooo:paragraph-rsid="000b9004"/>
    </style:style>
    <style:style style:name="P15" style:family="paragraph" style:parent-style-name="Header">
      <style:paragraph-properties fo:text-align="center" style:justify-single-word="false"/>
      <style:text-properties fo:font-size="9pt" officeooo:rsid="000aa888" officeooo:paragraph-rsid="000aa888" style:font-size-asian="9pt" style:font-size-complex="9pt"/>
    </style:style>
    <style:style style:name="P16" style:family="paragraph" style:parent-style-name="Header">
      <style:paragraph-properties fo:text-align="center" style:justify-single-word="false"/>
      <style:text-properties fo:font-size="15pt" officeooo:rsid="000aa888" officeooo:paragraph-rsid="000aa888" style:font-size-asian="15pt" style:font-size-complex="15pt"/>
    </style:style>
    <style:style style:name="P17" style:family="paragraph" style:parent-style-name="Preformatted_20_Text">
      <style:paragraph-properties fo:text-align="start" style:justify-single-word="false"/>
      <style:text-properties fo:font-size="12pt" fo:font-weight="normal" officeooo:rsid="000b9004" officeooo:paragraph-rsid="000b9004" style:font-size-asian="10.5pt" style:font-weight-asian="normal" style:font-size-complex="12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fo:font-size="12pt" fo:font-weight="normal" officeooo:rsid="000b9004" officeooo:paragraph-rsid="000d3eac" style:font-size-asian="10.5pt" style:font-weight-asian="normal" style:font-size-complex="12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fo:font-size="12pt" fo:font-weight="normal" officeooo:rsid="000d3eac" officeooo:paragraph-rsid="000d3eac" style:font-size-asian="10.5pt" style:font-weight-asian="normal" style:font-size-complex="12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fo:font-size="12pt" fo:font-weight="normal" officeooo:rsid="0010ac24" officeooo:paragraph-rsid="0010ac24" style:font-size-asian="10.5pt" style:font-weight-asian="normal" style:font-size-complex="12pt" style:font-weight-complex="normal"/>
    </style:style>
    <style:style style:name="P21" style:family="paragraph" style:parent-style-name="Preformatted_20_Text" style:list-style-name="L1">
      <style:paragraph-properties fo:text-align="start" style:justify-single-word="false"/>
      <style:text-properties fo:font-size="12pt" fo:font-weight="normal" officeooo:rsid="0010ac24" officeooo:paragraph-rsid="0010ac24" style:font-size-asian="10.5pt" style:font-weight-asian="normal" style:font-size-complex="12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font-size="10pt" fo:font-weight="normal" officeooo:rsid="000d3eac" officeooo:paragraph-rsid="000d8afc" style:font-size-asian="10pt" style:font-weight-asian="normal" style:font-size-complex="10pt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fo:font-size="10pt" fo:font-weight="normal" officeooo:rsid="000d3eac" officeooo:paragraph-rsid="0010ac24" style:font-size-asian="10pt" style:font-weight-asian="normal" style:font-size-complex="10pt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fo:font-size="10pt" fo:font-weight="normal" officeooo:rsid="000b9004" officeooo:paragraph-rsid="000d3eac" style:font-size-asian="10pt" style:font-weight-asian="normal" style:font-size-complex="10pt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fo:font-size="10pt" fo:font-weight="normal" officeooo:rsid="000b9004" officeooo:paragraph-rsid="000b9004" style:font-size-asian="10pt" style:font-weight-asian="normal" style:font-size-complex="10pt" style:font-weight-complex="normal"/>
    </style:style>
    <style:style style:name="P26" style:family="paragraph" style:parent-style-name="Preformatted_20_Text">
      <style:paragraph-properties fo:text-align="center" style:justify-single-word="false"/>
      <style:text-properties fo:font-size="15pt" fo:font-weight="bold" officeooo:rsid="0010ac24" officeooo:paragraph-rsid="0010ac24" style:font-size-asian="15pt" style:font-weight-asian="bold" style:font-size-complex="15pt" style:font-weight-complex="bold"/>
    </style:style>
    <style:style style:name="P27" style:family="paragraph" style:parent-style-name="Preformatted_20_Text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0ac24" officeooo:paragraph-rsid="0010ac24" style:font-size-asian="15pt" style:font-weight-asian="bold" style:font-size-complex="15pt" style:font-weight-complex="bold"/>
    </style:style>
    <style:style style:name="T1" style:family="text">
      <style:text-properties fo:color="#2a00ff" style:font-name="Courier New" fo:font-size="10pt" style:font-size-asian="10pt"/>
    </style:style>
    <style:style style:name="T2" style:family="text">
      <style:text-properties fo:color="#0000c0" style:font-name="Courier New" fo:font-size="10pt" fo:font-style="italic" fo:font-weight="bold" style:font-size-asian="10pt" style:font-style-asian="italic" style:font-weight-asian="bold"/>
    </style:style>
    <style:style style:name="T3" style:family="text">
      <style:text-properties fo:color="#0000c0" style:font-name="Courier New" fo:font-size="10pt" fo:font-style="italic" style:font-size-asian="10pt" style:font-style-asian="italic"/>
    </style:style>
    <style:style style:name="T4" style:family="text">
      <style:text-properties officeooo:rsid="000b900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d3eac"/>
    </style:style>
    <style:style style:name="T7" style:family="text">
      <style:text-properties fo:font-size="10pt" officeooo:rsid="000d3eac" style:font-size-asian="10pt" style:font-size-complex="10pt"/>
    </style:style>
    <style:style style:name="T8" style:family="text">
      <style:text-properties officeooo:rsid="000d8afc"/>
    </style:style>
    <style:style style:name="T9" style:family="text">
      <style:text-properties officeooo:rsid="0010ac25"/>
    </style:style>
    <style:style style:name="T10" style:family="text">
      <style:text-properties officeooo:rsid="0011b3e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API SERVICE LINKS DETAILS</text:p>
      <text:p text:style-name="P1"/>
      <text:p text:style-name="P1">Below is the list of all services provided by th SchedulerAMa RESTfull API with all the required specifications for that service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E"/>
        <table:table-header-rows>
          <table:table-row>
            <table:table-cell table:style-name="Table1.A1" office:value-type="string">
              <text:p text:style-name="P11">LINK</text:p>
            </table:table-cell>
            <table:table-cell table:style-name="Table1.A1" office:value-type="string">
              <text:p text:style-name="P11">METHOD</text:p>
            </table:table-cell>
            <table:table-cell table:style-name="Table1.A1" office:value-type="string">
              <text:p text:style-name="P11">CONSUMES</text:p>
            </table:table-cell>
            <table:table-cell table:style-name="Table1.A1" office:value-type="string">
              <text:p text:style-name="P11">PRODUCES</text:p>
            </table:table-cell>
            <table:table-cell table:style-name="Table1.E1" office:value-type="string">
              <text:p text:style-name="P11">DESCPRITION</text:p>
            </table:table-cell>
          </table:table-row>
        </table:table-header-rows>
        <table:table-row>
          <table:table-cell table:style-name="Table1.A2" office:value-type="string">
            <text:p text:style-name="P2"><text:span text:style-name="T1">/API/course</text:span></text:p>
          </table:table-cell>
          <table:table-cell table:style-name="Table1.A2" office:value-type="string">
            <text:p text:style-name="P2"><text:span text:style-name="T2">GET</text:span></text:p>
          </table:table-cell>
          <table:table-cell table:style-name="Table1.A2" office:value-type="string">
            <text:p text:style-name="P13">-</text:p>
          </table:table-cell>
          <table:table-cell table:style-name="Table1.A2" office:value-type="string">
            <text:p text:style-name="P2"><text:span text:style-name="T2">APPLICATION_JSON</text:span></text:p>
          </table:table-cell>
          <table:table-cell table:style-name="Table1.E2" office:value-type="string">
            <text:p text:style-name="P13">Get All Courses.</text:p>
          </table:table-cell>
        </table:table-row>
        <table:table-row>
          <table:table-cell table:style-name="Table1.A2" office:value-type="string">
            <text:p text:style-name="P7"><text:span text:style-name="T1">/API/course/{name}</text:span></text:p>
          </table:table-cell>
          <table:table-cell table:style-name="Table1.A2" office:value-type="string">
            <text:p text:style-name="P7"><text:span text:style-name="T2">GET</text:span></text:p>
          </table:table-cell>
          <table:table-cell table:style-name="Table1.A2" office:value-type="string">
            <text:p text:style-name="P12">-</text:p>
          </table:table-cell>
          <table:table-cell table:style-name="Table1.A2" office:value-type="string">
            <text:p text:style-name="P7"><text:span text:style-name="T2">APPLICATION_JSON</text:span></text:p>
          </table:table-cell>
          <table:table-cell table:style-name="Table1.E2" office:value-type="string">
            <text:p text:style-name="P13">Get Course By Name.</text:p>
          </table:table-cell>
        </table:table-row>
        <table:table-row>
          <table:table-cell table:style-name="Table1.A2" office:value-type="string">
            <text:p text:style-name="P9"><text:span text:style-name="T1">/API/course/faculty/{faculty}</text:span></text:p>
          </table:table-cell>
          <table:table-cell table:style-name="Table1.A2" office:value-type="string">
            <text:p text:style-name="P7"><text:span text:style-name="T2">GET</text:span></text:p>
          </table:table-cell>
          <table:table-cell table:style-name="Table1.A2" office:value-type="string">
            <text:p text:style-name="P12">-</text:p>
          </table:table-cell>
          <table:table-cell table:style-name="Table1.A2" office:value-type="string">
            <text:p text:style-name="P7"><text:span text:style-name="T2">APPLICATION_JSON</text:span></text:p>
          </table:table-cell>
          <table:table-cell table:style-name="Table1.E2" office:value-type="string">
            <text:p text:style-name="P13">GetCourses of a Faculty.</text:p>
          </table:table-cell>
        </table:table-row>
        <table:table-row>
          <table:table-cell table:style-name="Table1.A2" office:value-type="string">
            <text:p text:style-name="P7"><text:span text:style-name="T1">/API/course/{dept}/{sem}/{section}</text:span></text:p>
          </table:table-cell>
          <table:table-cell table:style-name="Table1.A2" office:value-type="string">
            <text:p text:style-name="P7"><text:span text:style-name="T2">GET</text:span></text:p>
          </table:table-cell>
          <table:table-cell table:style-name="Table1.A2" office:value-type="string">
            <text:p text:style-name="P12">-</text:p>
          </table:table-cell>
          <table:table-cell table:style-name="Table1.A2" office:value-type="string">
            <text:p text:style-name="P7"><text:span text:style-name="T2">APPLICATION_JSON</text:span></text:p>
          </table:table-cell>
          <table:table-cell table:style-name="Table1.E2" office:value-type="string">
            <text:p text:style-name="P13">Get Courses By Their Dept, Sem &amp; Section.</text:p>
          </table:table-cell>
        </table:table-row>
        <table:table-row>
          <table:table-cell table:style-name="Table1.A2" office:value-type="string">
            <text:p text:style-name="P7"><text:span text:style-name="T1">/API/course/{dept}/{sem}/{section}/{faculty}</text:span></text:p>
          </table:table-cell>
          <table:table-cell table:style-name="Table1.A2" office:value-type="string">
            <text:p text:style-name="P7"><text:span text:style-name="T2">GET</text:span></text:p>
          </table:table-cell>
          <table:table-cell table:style-name="Table1.A2" office:value-type="string">
            <text:p text:style-name="P12">-</text:p>
          </table:table-cell>
          <table:table-cell table:style-name="Table1.A2" office:value-type="string">
            <text:p text:style-name="P7"><text:span text:style-name="T2">APPLICATION_JSON</text:span></text:p>
          </table:table-cell>
          <table:table-cell table:style-name="Table1.E2" office:value-type="string">
            <text:p text:style-name="P13">Get Courses By Their Dept, Sem, Section &amp; Faculty.</text:p>
          </table:table-cell>
        </table:table-row>
        <table:table-row>
          <table:table-cell table:style-name="Table1.A2" office:value-type="string">
            <text:p text:style-name="P8"><text:span text:style-name="T1">/API/course/{name}/repeatition</text:span></text:p>
          </table:table-cell>
          <table:table-cell table:style-name="Table1.A2" office:value-type="string">
            <text:p text:style-name="P8"><text:span text:style-name="T2">GET</text:span></text:p>
          </table:table-cell>
          <table:table-cell table:style-name="Table1.A2" office:value-type="string">
            <text:p text:style-name="P12">-</text:p>
          </table:table-cell>
          <table:table-cell table:style-name="Table1.A2" office:value-type="string">
            <text:p text:style-name="P8"><text:span text:style-name="T2">APPLICATION_JSON</text:span></text:p>
          </table:table-cell>
          <table:table-cell table:style-name="Table1.E2" office:value-type="string">
            <text:p text:style-name="P14">Get All Repeatitions of Mentioned Course.</text:p>
          </table:table-cell>
        </table:table-row>
        <table:table-row>
          <table:table-cell table:style-name="Table1.A2" office:value-type="string">
            <text:p text:style-name="P8"><text:span text:style-name="T1">/API/course/main</text:span></text:p>
          </table:table-cell>
          <table:table-cell table:style-name="Table1.A2" office:value-type="string">
            <text:p text:style-name="P8"><text:span text:style-name="T2">GET</text:span></text:p>
          </table:table-cell>
          <table:table-cell table:style-name="Table1.A2" office:value-type="string">
            <text:p text:style-name="P12">-</text:p>
          </table:table-cell>
          <table:table-cell table:style-name="Table1.A2" office:value-type="string">
            <text:p text:style-name="P8"><text:span text:style-name="T2">APPLICATION_JSON</text:span></text:p>
          </table:table-cell>
          <table:table-cell table:style-name="Table1.E2" office:value-type="string">
            <text:p text:style-name="P14">Get All main scheduled Courses.</text:p>
          </table:table-cell>
        </table:table-row>
        <table:table-row>
          <table:table-cell table:style-name="Table1.A2" office:value-type="string">
            <text:p text:style-name="P8"><text:span text:style-name="T1">/API/course/main</text:span></text:p>
          </table:table-cell>
          <table:table-cell table:style-name="Table1.A2" office:value-type="string">
            <text:p text:style-name="P8"><text:span text:style-name="T2">GET</text:span></text:p>
          </table:table-cell>
          <table:table-cell table:style-name="Table1.A2" office:value-type="string">
            <text:p text:style-name="P12">-</text:p>
          </table:table-cell>
          <table:table-cell table:style-name="Table1.A2" office:value-type="string">
            <text:p text:style-name="P8"><text:span text:style-name="T2">APPLICATION_JSON</text:span></text:p>
          </table:table-cell>
          <table:table-cell table:style-name="Table1.E2" office:value-type="string">
            <text:p text:style-name="P14">Get All arranged scheduled Courses.</text:p>
          </table:table-cell>
        </table:table-row>
        <table:table-row>
          <table:table-cell table:style-name="Table1.A2" office:value-type="string">
            <text:p text:style-name="P8"><text:span text:style-name="T1">/API/course</text:span></text:p>
          </table:table-cell>
          <table:table-cell table:style-name="Table1.A2" office:value-type="string">
            <text:p text:style-name="P8"><text:span text:style-name="T2">PUT</text:span></text:p>
          </table:table-cell>
          <table:table-cell table:style-name="Table1.A2" office:value-type="string">
            <text:p text:style-name="P8"><text:span text:style-name="T2">APPLICATION_JSON</text:span></text:p>
          </table:table-cell>
          <table:table-cell table:style-name="Table1.A2" office:value-type="string">
            <text:p text:style-name="P8"><text:span text:style-name="T2">APPLICATION_JSON</text:span></text:p>
          </table:table-cell>
          <table:table-cell table:style-name="Table1.E2" office:value-type="string">
            <text:p text:style-name="P14">Create a New Course.</text:p>
          </table:table-cell>
        </table:table-row>
        <table:table-row>
          <table:table-cell table:style-name="Table1.A2" office:value-type="string">
            <text:p text:style-name="P8"><text:span text:style-name="T1">/API/course/{name}</text:span></text:p>
          </table:table-cell>
          <table:table-cell table:style-name="Table1.A2" office:value-type="string">
            <text:p text:style-name="P8"><text:span text:style-name="T2">DELETE</text:span></text:p>
          </table:table-cell>
          <table:table-cell table:style-name="Table1.A2" office:value-type="string">
            <text:p text:style-name="P12">-</text:p>
          </table:table-cell>
          <table:table-cell table:style-name="Table1.A2" office:value-type="string">
            <text:p text:style-name="P10"><text:span text:style-name="T3">APPLICATION_JSON</text:span></text:p>
          </table:table-cell>
          <table:table-cell table:style-name="Table1.E2" office:value-type="string">
            <text:p text:style-name="P14">Delete a Course By name.</text:p>
          </table:table-cell>
        </table:table-row>
        <table:table-row>
          <table:table-cell table:style-name="Table1.A2" office:value-type="string">
            <text:p text:style-name="P8"><text:span text:style-name="T1">/API/course/{name}/flushRepeatitions</text:span></text:p>
          </table:table-cell>
          <table:table-cell table:style-name="Table1.A2" office:value-type="string">
            <text:p text:style-name="P8"><text:span text:style-name="T2">DELETE</text:span></text:p>
          </table:table-cell>
          <table:table-cell table:style-name="Table1.A2" office:value-type="string">
            <text:p text:style-name="P12">-</text:p>
          </table:table-cell>
          <table:table-cell table:style-name="Table1.A2" office:value-type="string">
            <text:p text:style-name="P8"><text:span text:style-name="T2">APPLICATION_JSON</text:span></text:p>
          </table:table-cell>
          <table:table-cell table:style-name="Table1.E2" office:value-type="string">
            <text:p text:style-name="P14">Clear All Repeatitions for mentioned Course.</text:p>
          </table:table-cell>
        </table:table-row>
        <table:table-row>
          <table:table-cell table:style-name="Table1.A2" office:value-type="string">
            <text:p text:style-name="P8"><text:span text:style-name="T1">/API/course/update</text:span></text:p>
          </table:table-cell>
          <table:table-cell table:style-name="Table1.A2" office:value-type="string">
            <text:p text:style-name="P8"><text:span text:style-name="T2">POST</text:span></text:p>
          </table:table-cell>
          <table:table-cell table:style-name="Table1.A2" office:value-type="string">
            <text:p text:style-name="P8"><text:span text:style-name="T2">APPLICATION_JSON</text:span></text:p>
          </table:table-cell>
          <table:table-cell table:style-name="Table1.A2" office:value-type="string">
            <text:p text:style-name="P8"><text:span text:style-name="T2">APPLICATION_JSON</text:span></text:p>
          </table:table-cell>
          <table:table-cell table:style-name="Table1.E2" office:value-type="string">
            <text:p text:style-name="P14">Update a mentioned Course.</text:p>
          </table:table-cell>
        </table:table-row>
        <table:table-row>
          <table:table-cell table:style-name="Table1.A2" office:value-type="string">
            <text:p text:style-name="P8"><text:span text:style-name="T1">/API/course/{name}/{weekDay}/{lectureNo}</text:span></text:p>
          </table:table-cell>
          <table:table-cell table:style-name="Table1.A2" office:value-type="string">
            <text:p text:style-name="P8"><text:span text:style-name="T2">POST</text:span></text:p>
          </table:table-cell>
          <table:table-cell table:style-name="Table1.A2" office:value-type="string">
            <text:p text:style-name="P12">-</text:p>
          </table:table-cell>
          <table:table-cell table:style-name="Table1.A2" office:value-type="string">
            <text:p text:style-name="P8"><text:span text:style-name="T2">APPLICATION_JSON</text:span></text:p>
          </table:table-cell>
          <table:table-cell table:style-name="Table1.E2" office:value-type="string">
            <text:p text:style-name="P14">Add repeatition to a mentioned course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4">Response Body Formats</text:p>
      <text:p text:style-name="P3"/>
      <text:p text:style-name="P6">All Methods excluding <text:span text:style-name="T5">GET </text:span>return a ResponseSheet Format that only includes a status and error report. APPLICATION_JSON Body Format is mentioned below:</text:p>
      <text:p text:style-name="P6"/>
      <text:p text:style-name="P25">{ </text:p>
      <text:p text:style-name="P25"><text:tab/>"status": "STATUS MESSAGE",</text:p>
      <text:p text:style-name="P25"><text:tab/>"error": "ERROR MESSAGE <text:span text:style-name="T6">(IF ANY)</text:span>"</text:p>
      <text:p text:style-name="P25">}</text:p>
      <text:p text:style-name="P17"/>
      <text:p text:style-name="P17">In case of <text:span text:style-name="T5">GET </text:span>method, there are 2 possibilities.</text:p>
      <text:p text:style-name="P17"/>
      <text:p text:style-name="P18"><text:span text:style-name="T6">1. </text:span>Either a course list is returned in links like "/API/course", which include a status, error(if any), and a list of courses. APPLICATION_JSON Body Format is mentioned below:</text:p>
      <text:p text:style-name="P18"/>
      <text:p text:style-name="P24">{ </text:p>
      <text:p text:style-name="P24"><text:tab/>"status": "STATUS OK", </text:p>
      <text:p text:style-name="P24"><text:tab/>"error": "<text:span text:style-name="T6">ERROR (IF ANY)</text:span>", </text:p>
      <text:p text:style-name="P24"><text:tab/>"courses": </text:p>
      <text:p text:style-name="P24"><text:tab/>[ </text:p>
      <text:p text:style-name="P24"><text:tab/><text:tab/>{</text:p>
      <text:p text:style-name="P24"><text:tab/><text:tab/><text:tab/>"name": "SE",</text:p>
      <text:p text:style-name="P24"><text:tab/><text:tab/><text:tab/>"type": "main",</text:p>
      <text:p text:style-name="P24"><text:tab/><text:tab/><text:tab/>"description": "SE - Software Engineering",</text:p>
      <text:p text:style-name="P24"><text:tab/><text:tab/><text:tab/>"faculty": "Gurpreet Mam",</text:p>
      <text:p text:style-name="P24"><text:tab/><text:tab/><text:tab/>"fac_contact": "9501669223",</text:p>
      <text:p text:style-name="P24"><text:tab/><text:tab/><text:tab/>"dept": "CSE",</text:p>
      <text:p text:style-name="P24"><text:tab/><text:tab/><text:tab/>"sem": "6",</text:p>
      <text:p text:style-name="P24"><text:tab/><text:tab/><text:tab/>"section": "6X",</text:p>
      <text:p text:style-name="P24"><text:tab/><text:tab/><text:tab/>"refBook": "SE - Bilal Saeed",</text:p>
      <text:p text:style-name="P24"><text:tab/><text:tab/><text:tab/>"refBookLink": "google.in"</text:p>
      <text:p text:style-name="P24"><text:tab/><text:tab/>},</text:p>
      <text:p text:style-name="P24"><text:tab/><text:tab/>{</text:p>
      <text:p text:style-name="P24"><text:tab/><text:tab/><text:tab/>"name": "SMTP-TEMP",</text:p>
      <text:p text:style-name="P24"><text:tab/><text:tab/><text:tab/>"type": "temp",</text:p>
      <text:p text:style-name="P24"><text:tab/><text:tab/><text:tab/>"description": "SM - Simnulation Modelling(Temp Course)",</text:p>
      <text:p text:style-name="P24"><text:tab/><text:tab/><text:tab/>"faculty": "Harkomal Mam",</text:p>
      <text:p text:style-name="P24"><text:tab/><text:tab/><text:tab/>"fac_contact": "9501669223",</text:p>
      <text:p text:style-name="P24"><text:tab/><text:tab/><text:tab/>"dept": "CSE",</text:p>
      <text:p text:style-name="P24"><text:tab/><text:tab/><text:tab/>"sem": "6",</text:p>
      <text:p text:style-name="P24"><text:tab/><text:tab/><text:tab/>"section": "6X",</text:p>
      <text:p text:style-name="P24"><text:tab/><text:tab/><text:tab/>"refBook": "SMTP – Raftaaar",</text:p>
      <text:p text:style-name="P24"><text:tab/><text:tab/><text:tab/>"refBookLink": "mafia.studios"</text:p>
      <text:p text:style-name="P24"><text:tab/><text:tab/>}</text:p>
      <text:p text:style-name="P24"><text:tab/>]</text:p>
      <text:p text:style-name="P24">}</text:p>
      <text:p text:style-name="P18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>2. Or <text:span text:style-name="T4">a </text:span>Repeatitions<text:span text:style-name="T4"> list is returned in links like "/API/course/</text:span>{name}/repeatition<text:span text:style-name="T4">", which include a status, error(if any), and a list of </text:span>Repeatitions<text:span text:style-name="T4">. APPLICATION_JSON Body Format is mentioned below:</text:span></text:p>
      <text:p text:style-name="P19"/>
      <text:p text:style-name="P22">{</text:p>
      <text:p text:style-name="P22"><text:tab/>"status": "STATUS OK",</text:p>
      <text:p text:style-name="P22"><text:tab/>"error": "<text:span text:style-name="T8">ERROR (IF ANY)</text:span>",</text:p>
      <text:p text:style-name="P22"><text:tab/>"repeatitions":</text:p>
      <text:p text:style-name="P22"><text:tab/>[</text:p>
      <text:p text:style-name="P22"><text:tab/><text:tab/>{</text:p>
      <text:p text:style-name="P22"><text:tab/><text:tab/><text:tab/>"id": 3,</text:p>
      <text:p text:style-name="P22"><text:tab/><text:tab/><text:tab/>"weekDay": 4,</text:p>
      <text:p text:style-name="P22"><text:tab/><text:tab/><text:tab/>"lectureNo": 5, </text:p>
      <text:p text:style-name="P22"><text:tab/><text:tab/><text:tab/>"course":</text:p>
      <text:p text:style-name="P22"><text:tab/><text:tab/><text:tab/>{</text:p>
      <text:p text:style-name="P22"><text:tab/><text:tab/><text:tab/><text:tab/>"name": "SE",</text:p>
      <text:p text:style-name="P22"><text:tab/><text:tab/><text:tab/><text:tab/>"type": "main",</text:p>
      <text:p text:style-name="P22"><text:tab/><text:tab/><text:tab/><text:tab/>"description": "SE - Software Engineering",</text:p>
      <text:p text:style-name="P22"><text:tab/><text:tab/><text:tab/><text:tab/>"faculty": "Gurpreet Mam",</text:p>
      <text:p text:style-name="P22"><text:tab/><text:tab/><text:tab/><text:tab/>"fac_contact": "9501669223",</text:p>
      <text:p text:style-name="P22"><text:tab/><text:tab/><text:tab/><text:tab/>"dept": "CSE",</text:p>
      <text:p text:style-name="P22"><text:tab/><text:tab/><text:tab/><text:tab/>"sem": "6",</text:p>
      <text:p text:style-name="P22"><text:tab/><text:tab/><text:tab/><text:tab/>"section": "6X",</text:p>
      <text:p text:style-name="P22"><text:tab/><text:tab/><text:tab/><text:tab/>"refBook": "SE - Bilal Saeed",</text:p>
      <text:p text:style-name="P22"><text:tab/><text:tab/><text:tab/><text:tab/>"refBookLink": "google.in"</text:p>
      <text:p text:style-name="P22"><text:tab/><text:tab/><text:tab/>}</text:p>
      <text:p text:style-name="P22"><text:tab/><text:tab/>},</text:p>
      <text:p text:style-name="P22"><text:tab/><text:tab/>{</text:p>
      <text:p text:style-name="P22"><text:tab/><text:tab/><text:tab/>"id": 21,</text:p>
      <text:p text:style-name="P22"><text:tab/><text:tab/><text:tab/>"weekDay": 5,</text:p>
      <text:p text:style-name="P22"><text:tab/><text:tab/><text:tab/>"lectureNo": 6,</text:p>
      <text:p text:style-name="P22"><text:tab/><text:tab/><text:tab/>"course":</text:p>
      <text:p text:style-name="P22"><text:tab/><text:tab/><text:tab/>{</text:p>
      <text:p text:style-name="P22"><text:tab/><text:tab/><text:tab/><text:tab/>"name": "SE",</text:p>
      <text:p text:style-name="P22"><text:tab/><text:tab/><text:tab/><text:tab/>"type": "main",</text:p>
      <text:p text:style-name="P22"><text:tab/><text:tab/><text:tab/><text:tab/>"description": "SE - Software Engineering",</text:p>
      <text:p text:style-name="P22"><text:tab/><text:tab/><text:tab/><text:tab/>"faculty": "Gurpreet Mam",</text:p>
      <text:p text:style-name="P22"><text:tab/><text:tab/><text:tab/><text:tab/>"fac_contact": "9501669223",</text:p>
      <text:p text:style-name="P22"><text:tab/><text:tab/><text:tab/><text:tab/>"dept": "CSE",</text:p>
      <text:p text:style-name="P22"><text:tab/><text:tab/><text:tab/><text:tab/>"sem": "6",</text:p>
      <text:p text:style-name="P22"><text:tab/><text:tab/><text:tab/><text:tab/>"section": "6X",</text:p>
      <text:p text:style-name="P22"><text:tab/><text:tab/><text:tab/><text:tab/>"refBook": "SE - Bilal Saeed",</text:p>
      <text:p text:style-name="P22"><text:tab/><text:tab/><text:tab/><text:tab/>"refBookLink": "google.in"</text:p>
      <text:p text:style-name="P22"><text:tab/><text:tab/><text:tab/>}</text:p>
      <text:p text:style-name="P22"><text:tab/><text:tab/>}</text:p>
      <text:p text:style-name="P22"><text:tab/>]</text:p>
      <text:p text:style-name="P22">}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7">Request Body Formats</text:p>
      <text:p text:style-name="P26"/>
      <text:p text:style-name="P20">All API links <text:span text:style-name="T10">(PUT/POST METHODS)</text:span> that consumes APPLICATION_JSON format have a specific FORMAT. Mentioned below:</text:p>
      <text:list xml:id="list4591194880692710791" text:style-name="L1">
        <text:list-item>
          <text:p text:style-name="P21">Course APPLIATION_JSON BODY FORMAT<text:span text:style-name="T9">(for eg, <text:s/>link : "/API/course" method : PUT)</text:span>:</text:p>
        </text:list-item>
      </text:list>
      <text:p text:style-name="P20"><text:tab/><text:tab/><text:tab/></text:p>
      <text:p text:style-name="P20"><text:span text:style-name="T7"><text:tab/><text:tab/><text:tab/>{</text:span></text:p>
      <text:p text:style-name="P23"><text:tab/><text:tab/><text:tab/><text:tab/>"name": "SE",</text:p>
      <text:p text:style-name="P23"><text:tab/><text:tab/><text:tab/><text:tab/>"type": "main",</text:p>
      <text:p text:style-name="P23"><text:tab/><text:tab/><text:tab/><text:tab/>"description": "SE - Software Engineering",</text:p>
      <text:p text:style-name="P23"><text:tab/><text:tab/><text:tab/><text:tab/>"faculty": "Gurpreet Mam",</text:p>
      <text:p text:style-name="P23"><text:tab/><text:tab/><text:tab/><text:tab/>"fac_contact": "9501669223",</text:p>
      <text:p text:style-name="P23"><text:tab/><text:tab/><text:tab/><text:tab/>"dept": "CSE",</text:p>
      <text:p text:style-name="P23"><text:tab/><text:tab/><text:tab/><text:tab/>"sem": "6",</text:p>
      <text:p text:style-name="P23"><text:tab/><text:tab/><text:tab/><text:tab/>"section": "6X",</text:p>
      <text:p text:style-name="P23"><text:tab/><text:tab/><text:tab/><text:tab/>"refBook": "SE - Bilal Saeed",</text:p>
      <text:p text:style-name="P23"><text:tab/><text:tab/><text:tab/><text:tab/>"refBookLink": "google.in"</text:p>
      <text:p text:style-name="P23"><text:tab/><text:tab/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5pt" officeooo:rsid="000aa888" officeooo:paragraph-rsid="000aa888" style:font-size-asian="15pt" style:font-size-complex="15pt"/>
    </style:style>
    <style:style style:name="MP2" style:family="paragraph" style:parent-style-name="Header">
      <style:paragraph-properties fo:text-align="center" style:justify-single-word="false"/>
      <style:text-properties fo:font-size="9pt" officeooo:rsid="000aa888" officeooo:paragraph-rsid="000aa888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CHEDULERAMA V-0.0.1-SNAPSHOT</text:p>
        <text:p text:style-name="MP2">DYNAMIC TIMETABLE</text:p>
        <text:p text:style-name="MP2">SVIET-ACM Project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3M18S</meta:editing-duration>
    <meta:editing-cycles>12</meta:editing-cycles>
    <meta:generator>LibreOffice/5.0.1.2$Windows_x86 LibreOffice_project/81898c9f5c0d43f3473ba111d7b351050be20261</meta:generator>
    <dc:date>2016-01-25T14:59:50.818000000</dc:date>
    <meta:document-statistic meta:table-count="1" meta:image-count="0" meta:object-count="0" meta:page-count="4" meta:paragraph-count="174" meta:word-count="473" meta:character-count="3782" meta:non-whitespace-character-count="3221"/>
    <meta:user-defined meta:name="Info 1"/>
    <meta:user-defined meta:name="Info 2"/>
    <meta:user-defined meta:name="Info 3"/>
    <meta:user-defined meta:name="Info 4"/>
  </office:meta>
</office:document-meta>
</file>